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40000000300C65353D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Picture 2" draw:style-name="gr1" draw:text-style-name="P1" svg:width="10.715in" svg:height="7.2079in" svg:x="0.0295in" svg:y="0.5524in">
            <draw:image xlink:href="Pictures/100000000000040000000300C65353D4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1"/>
    <meta:generator>LibreOffice/3.4$Win32 LibreOffice_project/340m1$Build-302</meta:generator>
  </office:meta>
</office:document-meta>
</file>